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4df6" officeooo:paragraph-rsid="000d4df6"/>
    </style:style>
    <style:style style:name="P2" style:family="paragraph" style:parent-style-name="Standard">
      <style:text-properties officeooo:rsid="000e79ac" officeooo:paragraph-rsid="000e79ac"/>
    </style:style>
    <style:style style:name="P3" style:family="paragraph" style:parent-style-name="Standard">
      <style:text-properties officeooo:rsid="000fc886" officeooo:paragraph-rsid="000fc886"/>
    </style:style>
    <style:style style:name="T1" style:family="text">
      <style:text-properties officeooo:rsid="000d4df6"/>
    </style:style>
    <style:style style:name="T2" style:family="text">
      <style:text-properties officeooo:rsid="000deb8b"/>
    </style:style>
    <style:style style:name="T3" style:family="text">
      <style:text-properties officeooo:rsid="00116e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llow Knight is a<text:span text:style-name="T1">n</text:span> indie metroidvania developed by Team Cherry <text:span text:style-name="T1">and released in 2017. With a team 3 people plus one composer Team Cherry has created a shining beacon of what a videogame can be.</text:span></text:p>
      <text:p text:style-name="P1">With a breathtaking visual style, varied and dynamic enemies, some of the most celebrated boss fights outside if a Miyazaki title and a soundtrack that has been of of my most listed to albums for 4 years straight.</text:p>
      <text:p text:style-name="P1">While Hollow Knight knocks it out of the park with every aspect of the game, I believe that its defining feature would be the design and execution of its various environments.</text:p>
      <text:p text:style-name="P1"/>
      <text:p text:style-name="P1">The game is set within the lands of Hollownest, a once great civilisation brought low by the grim combination of being abandoned by their god king and a blight that reduces the noble bugs of Hollownest to mere beasts. With the thematic guidelines of each area of this game once having been part of this grand kingdom, Team Cherry manges to create a plethora of unique and memorable areas that still manage to combine towards a cohesive wholes.</text:p>
      <text:p text:style-name="P1">While Team Cherry uses countless methods in order to make these areas such a<text:span text:style-name="T2">n</text:span> important aspect of the game, their are 3 specific techniques that stand out to me. Those 3 are the use of <text:span text:style-name="T2">distinct colour and lighting levels to visually separate each level, different musical tracks in order to have auditory separation and the use of in world logic in order to create a greater sense of adventure.</text:span></text:p>
      <text:p text:style-name="P1"/>
      <text:p text:style-name="P1"/>
      <text:p text:style-name="P2">From the soft blues and grays in the “City of Tears” that invoke a sense of loss and melacholy to the vibrant greens of the aptly named “Green path” that creates a feeling of jaunty adventure. Hollow Knight also utilises where the lighting in each scene to direct the player both physically and psychologically, Team Cherry will dim all light sources bar a luminous glow from the main character in order to create a feeling of isolation or have lamp posts subtly guiding you along the intended path.</text:p>
      <text:p text:style-name="P2"/>
      <text:p text:style-name="P2">Each area of this world is also companioned with a beautiful piece written and composed by Christopher Larkin. Each area has a distinct theme that is somehow both able to fade into the background during the more action packed exploration focused aspects of the game and yet rise to the forefront during the more introspective areas, such as when you are resting at a bench.</text:p>
      <text:p text:style-name="P2">On top of Christopher Larkins beautiful ambient music his boss themes tend to blow your breath away, with a special mention for the Mantis Lords fight which uses a harpsichord and slaps.</text:p>
      <text:p text:style-name="P2"/>
      <text:p text:style-name="P3">As for how in world logic affects the environments of the game, I believe that when you the player are able to understand and parse the reason and logic behind the placement of areas it both creates a deeper level of investment and also a greater sense of adventure. For examples the City a Tears a crumbling once great metropolis is a<text:span text:style-name="T3">n</text:span> underground City where it constantly rains. Having the centre of this civilisation be a rainy and sober forgotten grave is very interesting but what truly increases your deep appreciation for the level of detail in this game and your own sense of adventure is when you explore the blue lake directly above the city of tears and realise why is is constantly raining ( its cause theirs a lake above it)</text:p>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3:17:50.983000000</meta:creation-date>
    <dc:date>2024-04-22T17:52:27.428000000</dc:date>
    <meta:editing-duration>PT1H28M9S</meta:editing-duration>
    <meta:editing-cycles>2</meta:editing-cycles>
    <meta:generator>LibreOffice/24.2.0.3$Windows_X86_64 LibreOffice_project/da48488a73ddd66ea24cf16bbc4f7b9c08e9bea1</meta:generator>
    <meta:document-statistic meta:table-count="0" meta:image-count="0" meta:object-count="0" meta:page-count="1" meta:paragraph-count="9" meta:word-count="570" meta:character-count="3213" meta:non-whitespace-character-count="2652"/>
  </office:meta>
</office:document-meta>
</file>